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 style:data-style-name="N2" text:time-value="11:56:35.46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29T11:57:45.868000000</dc:date>
    <meta:editing-duration>P3DT56M46S</meta:editing-duration>
    <meta:editing-cycles>1178</meta:editing-cycles>
    <meta:document-statistic meta:table-count="2" meta:cell-count="5374" meta:object-count="0"/>
  </office:meta>
</office:document-meta>
</file>